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10.83mm" fo:break-before="auto" style:use-optimal-row-height="fals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66ff66"/>
      <style:text-properties fo:color="#111111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1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2">
          <table:table-cell/>
          <table:table-cell office:value-type="string" calcext:value-type="string">
            <text:p>April 24<text:span text:style-name="T1">th</text:span> 2017</text:p>
          </table:table-cell>
          <table:table-cell office:value-type="string" calcext:value-type="string">
            <text:p>Push working code of DM into GIT repository with standard coding of DM excluding </text:p>
            <text:p>Non-iotivity.c file with Get, Put Working( Bug fixed code 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mplementing TERMINATE Feature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April 26<text:span text:style-name="T1">th</text:span> 2017</text:p>
          </table:table-cell>
          <table:table-cell office:value-type="string" calcext:value-type="string">
            <text:p>Sync among GET, PUT, OBSERVE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Bus error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3">
          <table:table-cell/>
          <table:table-cell table:style-name="ce3" office:value-type="string" calcext:value-type="string">
            <text:p><text:span text:style-name="T2">April 26</text:span><text:span text:style-name="T3">th</text:span><text:span text:style-name="T2"> 2017</text:span></text:p>
          </table:table-cell>
          <table:table-cell office:value-type="string" calcext:value-type="string">
            <text:p>STILL Bus Error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4">
          <table:table-cell/>
          <table:table-cell office:value-type="string" calcext:value-type="string">
            <text:p>May 1<text:span text:style-name="T1">st</text:span> 2017</text:p>
          </table:table-cell>
          <table:table-cell office:value-type="string" calcext:value-type="string">
            <text:p>Session on QMS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Assigned task of DM API clean up at evening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May 2nd 2017</text:p>
          </table:table-cell>
          <table:table-cell office:value-type="string" calcext:value-type="string">
            <text:p>DM API clean up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<text:span text:style-name="T1">rd</text:span> 2017</text:p>
          </table:table-cell>
          <table:table-cell office:value-type="string" calcext:value-type="string">
            <text:p>DM API layer clean up</text:p>
          </table:table-cell>
          <table:table-cell office:value-type="string" calcext:value-type="string">
            <text:p>still pending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4<text:span text:style-name="T1">th</text:span> 2017</text:p>
          </table:table-cell>
          <table:table-cell table:style-name="ce3" office:value-type="string" calcext:value-type="string">
            <text:p>DM API layer clean up(still pending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5<text:span text:style-name="T1">th</text:span> 2017</text:p>
          </table:table-cell>
          <table:table-cell office:value-type="string" calcext:value-type="string">
            <text:p>DM API Delete (New feature integration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8<text:span text:style-name="T1">th</text:span> 2017</text:p>
          </table:table-cell>
          <table:table-cell office:value-type="string" calcext:value-type="string">
            <text:p>Getting Involved in IOTivity 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ocumentation on it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9<text:span text:style-name="T1">th</text:span> 2017 </text:p>
          </table:table-cell>
          <table:table-cell office:value-type="string" calcext:value-type="string">
            <text:p>No work 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Learning <text:s/>new concepts (how linux works)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0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1<text:span text:style-name="T1">th</text:span> 2017</text:p>
          </table:table-cell>
          <table:table-cell office:value-type="string" calcext:value-type="string">
            <text:p>Observe task assigned and unassigned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Working on Bus ERROR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2<text:span text:style-name="T1">th</text:span> 2017</text:p>
          </table:table-cell>
          <table:table-cell office:value-type="string" calcext:value-type="string">
            <text:p>Working on tasks(Investigation on BUS ERROR) <text:s/>assigned by Mohan </text:p>
          </table:table-cell>
          <table:table-cell office:value-type="string" calcext:value-type="string">
            <text:p>comment from Project Lead: 1) Me Lacks Innovation</text:p>
          </table:table-cell>
        </table:table-row>
        <table:table-row table:style-name="ro9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Task1 : DM with IP(No BLE)</text:p>
          </table:table-cell>
          <table:table-cell office:value-type="string" calcext:value-type="string">
            <text:p><text:s text:c="48"/>2) Not working towards the way youre supposed to.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2 : DM with BLE(No NON-IOTivity BLE)</text:p>
          </table:table-cell>
          <table:table-cell office:value-type="string" calcext:value-type="string">
            <text:p><text:s text:c="48"/>3) No proper guidance on your own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3 : Combination of above two tasks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Task4 : DM with NON-IOTivity only (if error persists, then TASK 5)</text:p>
          </table:table-cell>
          <table:table-cell/>
        </table:table-row>
        <table:table-row table:style-name="ro15">
          <table:table-cell table:number-columns-repeated="2"/>
          <table:table-cell office:value-type="string" calcext:value-type="string">
            <text:p>Task5 : Consider the IOT BLE packet from working IOTivity, Then use this</text:p>
            <text:p>             Dummy packet as up packete for each Non-Iotivity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5">
          <table:table-cell/>
          <table:table-cell office:value-type="string" calcext:value-type="string">
            <text:p>may 15th 2017 – </text:p>
            <text:p>May 19<text:span text:style-name="T1">th</text:span> 2017</text:p>
          </table:table-cell>
          <table:table-cell office:value-type="string" calcext:value-type="string">
            <text:p>TASK: Sync among Get, Put, Observe from non-iotivity side....,</text:p>
          </table:table-cell>
          <table:table-cell office:value-type="string" calcext:value-type="string">
            <text:p>complete: May 19<text:span text:style-name="T1">th</text:span> 2017 with no issues</text:p>
          </table:table-cell>
        </table:table-row>
        <table:table-row table:style-name="ro9">
          <table:table-cell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4:53.081022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0:57:20.933037158</dc:date>
    <meta:editing-duration>PT5H38M28S</meta:editing-duration>
    <meta:editing-cycles>20</meta:editing-cycles>
    <meta:generator>LibreOffice/5.1.6.2$Linux_X86_64 LibreOffice_project/10m0$Build-2</meta:generator>
    <meta:document-statistic meta:table-count="1" meta:cell-count="82" meta:object-count="0"/>
  </office:meta>
</office:document-meta>
</file>